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officeooo:rsid="02d82664" officeooo:paragraph-rsid="02d82664"/>
    </style:style>
    <style:style style:name="P4" style:family="paragraph" style:parent-style-name="Text_20_body">
      <style:text-properties officeooo:rsid="02d82664" officeooo:paragraph-rsid="02d84541"/>
    </style:style>
    <style:style style:name="P5" style:family="paragraph" style:parent-style-name="Text_20_body">
      <style:text-properties officeooo:rsid="02d84541" officeooo:paragraph-rsid="02d84541"/>
    </style:style>
    <style:style style:name="P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officeooo:paragraph-rsid="02ec13ce" style:font-size-asian="10pt" style:font-size-complex="10pt"/>
    </style:style>
    <style:style style:name="P10" style:family="paragraph" style:parent-style-name="Table_20_Contents">
      <style:text-properties officeooo:paragraph-rsid="02ec13ce"/>
    </style:style>
    <style:style style:name="P11" style:family="paragraph" style:parent-style-name="Table_20_Contents">
      <style:text-properties officeooo:rsid="02ec13ce" officeooo:paragraph-rsid="02ec13ce"/>
    </style:style>
    <style:style style:name="P12" style:family="paragraph" style:parent-style-name="Table_20_Contents">
      <style:text-properties officeooo:paragraph-rsid="02eda724"/>
    </style:style>
    <style:style style:name="P13" style:family="paragraph" style:parent-style-name="Table_20_Contents">
      <style:paragraph-properties fo:text-align="center" style:justify-single-word="false"/>
      <style:text-properties officeooo:paragraph-rsid="02eda724"/>
    </style:style>
    <style:style style:name="P14" style:family="paragraph" style:parent-style-name="Text_20_body">
      <style:paragraph-properties fo:margin-left="0mm" fo:margin-right="0mm" fo:text-align="center" style:justify-single-word="false" fo:text-indent="0mm" style:auto-text-indent="false">
        <style:tab-stops/>
      </style:paragraph-properties>
      <style:text-properties officeooo:paragraph-rsid="02ec13ce"/>
    </style:style>
    <style:style style:name="P15" style:family="paragraph" style:parent-style-name="First_20_line_20_indent">
      <style:paragraph-properties fo:margin-top="8.01mm" fo:margin-bottom="2.47mm" loext:contextual-spacing="false"/>
      <style:text-properties officeooo:paragraph-rsid="02d964f6"/>
    </style:style>
    <style:style style:name="P16" style:family="paragraph" style:parent-style-name="Table_20_Contents" style:list-style-name="L1">
      <style:text-properties officeooo:rsid="02ed919d" officeooo:paragraph-rsid="02eda724"/>
    </style:style>
    <style:style style:name="P17" style:family="paragraph" style:parent-style-name="Table_20_Contents" style:list-style-name="L2">
      <style:paragraph-properties fo:text-align="start" style:justify-single-word="false"/>
      <style:text-properties officeooo:paragraph-rsid="02eda724"/>
    </style:style>
    <style:style style:name="P18" style:family="paragraph" style:parent-style-name="Standard" style:list-style-name="L1"/>
    <style:style style:name="P19"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officeooo:rsid="02ec13ce" officeooo:paragraph-rsid="02ec13ce"/>
    </style:style>
    <style:style style:name="P20" style:family="paragraph" style:parent-style-name="Heading_20_2">
      <style:paragraph-properties fo:margin-left="0mm" fo:margin-right="0mm" fo:text-align="center" style:justify-single-word="false" fo:text-indent="0mm" style:auto-text-indent="false">
        <style:tab-stops/>
      </style:paragraph-properties>
      <style:text-properties officeooo:paragraph-rsid="02ec13ce"/>
    </style:style>
    <style:style style:name="P21" style:family="paragraph" style:parent-style-name="Heading_20_1" style:master-page-name="Landscape">
      <style:paragraph-properties style:page-number="auto"/>
      <style:text-properties officeooo:paragraph-rsid="02d82664"/>
    </style:style>
    <style:style style:name="P22" style:family="paragraph" style:parent-style-name="Heading_20_1">
      <style:paragraph-properties fo:break-before="page"/>
    </style:style>
    <style:style style:name="P2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style:style style:name="T2" style:family="text">
      <style:text-properties officeooo:rsid="02d82664"/>
    </style:style>
    <style:style style:name="T3" style:family="text">
      <style:text-properties officeooo:rsid="02d84541"/>
    </style:style>
    <style:style style:name="T4" style:family="text">
      <style:text-properties officeooo:rsid="02d964f6"/>
    </style:style>
    <style:style style:name="T5" style:family="text">
      <style:text-properties officeooo:rsid="02ec13ce"/>
    </style:style>
    <style:style style:name="T6" style:family="text">
      <style:text-properties officeooo:rsid="02ed919d"/>
    </style:style>
    <style:style style:name="T7" style:family="text">
      <style:text-properties officeooo:rsid="02eda724"/>
    </style:style>
    <style:style style:name="T8" style:family="text">
      <style:text-properties officeooo:rsid="02ef36c4"/>
    </style:style>
    <style:style style:name="T9" style:family="text">
      <style:text-properties fo:background-color="#fff200" loext:char-shading-value="0"/>
    </style:style>
    <style:style style:name="T10" style:family="text">
      <style:text-properties fo:background-color="#fff200" loext:char-shading-value="0"/>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 text:outline-level="1">Данный файл содержит<text:span text:style-name="T2"> небольшие программы для <text:line-break/>упрощения выполнения рутинной работы</text:span></text:h>
      <text:p text:style-name="Text_20_body">Чтобы Вы могли их установить, Вам прежде всего необходимо разрешить их установку в <text:span text:style-name="T2">Lib</text:span>reOffice:</text:p>
      <text:p text:style-name="P3">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4">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7">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6">Панель с макросами для редактор<text:span text:style-name="T4">ов</text:span></text:p>
          </table:table-cell>
          <table:table-cell table:style-name="Таблица3.A1" office:value-type="string">
            <text:p text:style-name="P1"><draw:control text:anchor-type="as-char" svg:y="-4mm" draw:z-index="0" draw:name="Фигура1" draw:style-name="gr1" draw:text-style-name="P23" svg:width="63.47mm" svg:height="5.95mm" draw:control="control1"/></text:p>
          </table:table-cell>
        </table:table-row>
        <table:table-row>
          <table:table-cell table:style-name="Таблица3.A1" office:value-type="string">
            <text:p text:style-name="P7">Панель для работы со шрифтами</text:p>
          </table:table-cell>
          <table:table-cell table:style-name="Таблица3.A1" office:value-type="string">
            <text:p text:style-name="P1"><draw:control text:anchor-type="as-char" svg:y="-3.83mm" draw:z-index="2" draw:name="Фигура1" draw:style-name="gr1" draw:text-style-name="P23" svg:width="97.71mm" svg:height="5.95mm" draw:control="control3"/></text:p>
          </table:table-cell>
        </table:table-row>
        <table:table-row>
          <table:table-cell table:style-name="Таблица3.A1" office:value-type="string">
            <text:p text:style-name="P6">Панель <text:span text:style-name="T4">для правки содержимого документов</text:span></text:p>
          </table:table-cell>
          <table:table-cell table:style-name="Таблица3.A1" office:value-type="string">
            <text:p text:style-name="P1"><draw:control text:anchor-type="as-char" svg:y="-3.83mm" draw:z-index="1" draw:name="Фигура1" draw:style-name="gr1" draw:text-style-name="P23" svg:width="121.35mm" svg:height="5.95mm" draw:control="control2"/></text:p>
          </table:table-cell>
        </table:table-row>
      </table:table>
      <text:p text:style-name="P15">Если <text:span text:style-name="T3">после нажатия на кнопки панели не появляются, то видимо Вы не разрешили макросы (как это сделать описано выше)</text:span></text:p>
      <text:p text:style-name="P5">На следующих страницах приведено описание устанавливаемых программ</text:p>
      <text:h text:style-name="P22" text:outline-level="1">Документация по <text:span text:style-name="T5">программам (макросам)</text:span></text:h>
      <text:h text:style-name="Heading_20_2" text:outline-level="2">Макросы <text:span text:style-name="T5">для</text:span> редактор<text:span text:style-name="T5">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P8">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text:span text:style-name="T6">Предлагает к удалению</text:span> <text:span text:style-name="T6">все </text:span>нестандартные символы. <text:span text:style-name="T6">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8">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P8">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507482451" text:style-name="L1">
              <text:list-item>
                <text:p text:style-name="P18">Множество последовательных пробелов заменяется на единственный</text:p>
              </text:list-item>
              <text:list-item>
                <text:p text:style-name="P18">Удаляются пробелы перед знаками пунктуации</text:p>
              </text:list-item>
              <text:list-item>
                <text:p text:style-name="P18">Тире между цифрами заменяется на цифровое тире</text:p>
              </text:list-item>
              <text:list-item>
                <text:p text:style-name="P18">Тире между словами заменяется на среднее тире</text:p>
              </text:list-item>
              <text:list-item>
                <text:p text:style-name="P18">Пробелы после открывания скобок или кавычек удаляются</text:p>
              </text:list-item>
              <text:list-item>
                <text:p text:style-name="P18">Пробел между фамилией и последующими инициалами заменяется на неразрывный</text:p>
              </text:list-item>
              <text:list-item>
                <text:p text:style-name="P18">Пробел между инициалами и последующей фамилией заменяется на неразрывный</text:p>
              </text:list-item>
              <text:list-item>
                <text:p text:style-name="P18">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8">Пробел между с. 7 и т. 7 заменяется на неразрывный</text:p>
              </text:list-item>
              <text:list-item>
                <text:p text:style-name="P18">Пробел между серия 7, часть 7, том 7 заменяется на неразрывный</text:p>
              </text:list-item>
              <text:list-item>
                <text:p text:style-name="P18">Пробел между 1917 г. Заменяется на неразрывный, а при отсутсвии вставляется</text:p>
                <text:p text:style-name="P16">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8">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P12">Очищает ручное форматирование, кроме <text:span text:style-name="T7">следующего</text:span>: </text:p>
            <text:list xml:id="list3150546757" text:style-name="L2">
              <text:list-item>
                <text:p text:style-name="P17"><text:soft-page-break/><text:span text:style-name="T7">П</text:span>олужирного</text:p>
              </text:list-item>
              <text:list-item>
                <text:p text:style-name="P17"><text:span text:style-name="T7">К</text:span>урсива</text:p>
              </text:list-item>
              <text:list-item>
                <text:p text:style-name="P17"><text:span text:style-name="T7">П</text:span>одчеркивания</text:p>
              </text:list-item>
              <text:list-item>
                <text:p text:style-name="P17"><text:span text:style-name="T7">З</text:span>ачеркивания</text:p>
              </text:list-item>
              <text:list-item>
                <text:p text:style-name="P17"><text:span text:style-name="T7">В</text:span>ерхн<text:span text:style-name="T7">ий</text:span> индекс</text:p>
              </text:list-item>
              <text:list-item>
                <text:p text:style-name="P17"><text:span text:style-name="T7">Н</text:span>ижн<text:span text:style-name="T7">ий</text:span> индекс</text:p>
              </text:list-item>
              <text:list-item>
                <text:p text:style-name="P17"><text:span text:style-name="T7">Р</text:span>астянут<text:span text:style-name="T7">ый</text:span> текст (2пт)</text:p>
              </text:list-item>
            </text:list>
            <text:p text:style-name="P13">Все шрифты, примененные к тексту, кроме <text:span text:style-name="T8">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P8">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P8">Publishing.unusedStyles.executeRemoveUnusedStyles</text:p>
          </table:table-cell>
        </table:table-row>
      </table:table>
      <text:h text:style-name="P19" text:outline-level="2">Макросы для работы со шрифтами</text:h>
      <text:p text:style-name="P14"/>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1">Название</text:p>
          </table:table-cell>
          <table:table-cell table:style-name="Таблица4.A1" office:value-type="string">
            <text:p text:style-name="P11">Описание</text:p>
          </table:table-cell>
          <table:table-cell table:style-name="Таблица4.C1" office:value-type="string">
            <text:p text:style-name="P9">Путь макроса для выполнения по сочетанию клавиш</text:p>
          </table:table-cell>
        </table:table-row>
        <table:table-row>
          <table:table-cell table:style-name="Таблица4.A2" office:value-type="string">
            <text:p text:style-name="P11">TNR2IPH</text:p>
          </table:table-cell>
          <table:table-cell table:style-name="Таблица4.A2" office:value-type="string">
            <text:p text:style-name="P10"><text:span text:style-name="T5">Преобразует</text:span> все символы из <text:span text:style-name="T5">Times New Roman</text:span> в <text:span text:style-name="T5">IPH Serif</text:span></text:p>
          </table:table-cell>
          <table:table-cell table:style-name="Таблица4.C2" office:value-type="string">
            <text:p text:style-name="P9">Publishing.<text:span text:style-name="T5">replaceFonts</text:span>.<text:span text:style-name="T5">TNR2IPH</text:span></text:p>
          </table:table-cell>
        </table:table-row>
        <table:table-row>
          <table:table-cell table:style-name="Таблица4.A2" office:value-type="string">
            <text:p text:style-name="P11">Univ2IPH</text:p>
          </table:table-cell>
          <table:table-cell table:style-name="Таблица4.A2" office:value-type="string">
            <text:p text:style-name="P10"><text:span text:style-name="T5">Преобразует</text:span> все символы из <text:span text:style-name="T5">Universalia</text:span> в <text:span text:style-name="T5">IPH Serif</text:span></text:p>
          </table:table-cell>
          <table:table-cell table:style-name="Таблица4.C2" office:value-type="string">
            <text:p text:style-name="P9">Publishing.<text:span text:style-name="T5">replaceFonts</text:span>.<text:span text:style-name="T5">Univ2IPH</text:span></text:p>
          </table:table-cell>
        </table:table-row>
        <table:table-row>
          <table:table-cell table:style-name="Таблица4.A2" office:value-type="string">
            <text:p text:style-name="P10">Goth2<text:span text:style-name="T5">IPH</text:span></text:p>
          </table:table-cell>
          <table:table-cell table:style-name="Таблица4.A2" office:value-type="string">
            <text:p text:style-name="P10"><text:span text:style-name="T5">Преобразует</text:span> все символы из WL LatinAllIn1Goth в <text:span text:style-name="T5">IPH Serif</text:span></text:p>
          </table:table-cell>
          <table:table-cell table:style-name="Таблица4.C2" office:value-type="string">
            <text:p text:style-name="P9">Publishing.<text:span text:style-name="T5">replaceFonts</text:span>.Goth2<text:span text:style-name="T5">IPH</text:span></text:p>
          </table:table-cell>
        </table:table-row>
        <table:table-row>
          <table:table-cell table:style-name="Таблица4.A2" office:value-type="string">
            <text:p text:style-name="P10"><text:span text:style-name="T5">IPH</text:span>2Goth</text:p>
          </table:table-cell>
          <table:table-cell table:style-name="Таблица4.A2" office:value-type="string">
            <text:p text:style-name="P10"><text:span text:style-name="T5">Преобразует</text:span> все символы из <text:span text:style-name="T5">IPH Serif</text:span> в WL LatinAllIn1Goth </text:p>
          </table:table-cell>
          <table:table-cell table:style-name="Таблица4.C2" office:value-type="string">
            <text:p text:style-name="P9">Publishing.<text:span text:style-name="T5">replaceFonts</text:span>.<text:span text:style-name="T5">IPH</text:span>2Goth</text:p>
          </table:table-cell>
        </table:table-row>
        <table:table-row>
          <table:table-cell table:style-name="Таблица4.A2" office:value-type="string">
            <text:p text:style-name="P11">TimesAr2IPH</text:p>
          </table:table-cell>
          <table:table-cell table:style-name="Таблица4.A2" office:value-type="string">
            <text:p text:style-name="P10"><text:span text:style-name="T5">Преобразует</text:span> символы из <text:span text:style-name="T5">Times Arabic</text:span> в <text:span text:style-name="T5">IPH Serif</text:span></text:p>
          </table:table-cell>
          <table:table-cell table:style-name="Таблица4.C2" office:value-type="string">
            <text:p text:style-name="P9">Publishing.<text:span text:style-name="T5">replaceFonts</text:span>.<text:span text:style-name="T5">TimesAr2IPH</text:span></text:p>
          </table:table-cell>
        </table:table-row>
        <table:table-row>
          <table:table-cell table:style-name="Таблица4.A2" office:value-type="string">
            <text:p text:style-name="P11">badGoth2IPH</text:p>
          </table:table-cell>
          <table:table-cell table:style-name="Таблица4.A2" office:value-type="string">
            <text:p text:style-name="P10"><text:span text:style-name="T5">Преобразует</text:span> символы из WL LatinAllIn1Goth в <text:span text:style-name="T5">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9">Publishing.<text:span text:style-name="T5">replaceFonts</text:span>.<text:span text:style-name="T5">badGoth2IPH</text:span></text:p>
          </table:table-cell>
        </table:table-row>
      </table:table>
      <text:h text:style-name="P2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P8">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54147974777196" text:continue-list="list507482451" text:style-name="L1">
              <text:list-header>
                <text:p text:style-name="P18">Множество последовательных пробелов заменяется на единственный</text:p>
              </text:list-header>
            </text:list>
          </table:table-cell>
          <table:table-cell table:style-name="Таблица2.C2" office:value-type="string">
            <text:p text:style-name="P8">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P8">Publishing.Correction.executeRemoveBadCharacters</text:p>
          </table:table-cell>
        </table:table-row>
        <table:table-row>
          <table:table-cell table:style-name="Таблица2.A2" office:value-type="string">
            <text:p text:style-name="Table_20_Contents">_!</text:p>
          </table:table-cell>
          <table:table-cell table:style-name="Таблица2.A2" office:value-type="string">
            <text:list xml:id="list154147982927845" text:continue-numbering="true" text:style-name="L1">
              <text:list-header>
                <text:p text:style-name="P18">Удаляются пробелы перед знаками пунктуации</text:p>
              </text:list-header>
            </text:list>
          </table:table-cell>
          <table:table-cell table:style-name="Таблица2.C2" office:value-type="string">
            <text:p text:style-name="P8">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54149676276252" text:continue-numbering="true" text:style-name="L1">
              <text:list-header>
                <text:p text:style-name="P18">Тире между цифрами заменяется на цифровое тире</text:p>
              </text:list-header>
            </text:list>
          </table:table-cell>
          <table:table-cell table:style-name="Таблица2.C2" office:value-type="string">
            <text:p text:style-name="P8">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54148982463397" text:continue-numbering="true" text:style-name="L1">
              <text:list-header>
                <text:p text:style-name="P18">Тире между словами заменяется на среднее тире</text:p>
              </text:list-header>
            </text:list>
          </table:table-cell>
          <table:table-cell table:style-name="Таблица2.C2" office:value-type="string">
            <text:p text:style-name="P8">Publishing.Correction.executeReplaceLongDashWithSpacesBetweenWord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54148395517846" text:continue-numbering="true" text:style-name="L1">
              <text:list-header>
                <text:p text:style-name="P18">Пробелы после открывания скобок или кавычек удаляются</text:p>
              </text:list-header>
            </text:list>
          </table:table-cell>
          <table:table-cell table:style-name="Таблица2.C2" office:value-type="string">
            <text:p text:style-name="P8">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54148380444819" text:continue-numbering="true" text:style-name="L1">
              <text:list-header>
                <text:p text:style-name="P18">Пробел между фамилией и последующими инициалами заменяется на неразрывный</text:p>
              </text:list-header>
            </text:list>
          </table:table-cell>
          <table:table-cell table:style-name="Таблица2.C2" office:value-type="string">
            <text:p text:style-name="P8">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54149967299457" text:continue-numbering="true" text:style-name="L1">
              <text:list-header>
                <text:p text:style-name="P18">Пробел между инициалами и последующей фамилией заменяется на неразрывный</text:p>
              </text:list-header>
            </text:list>
          </table:table-cell>
          <table:table-cell table:style-name="Таблица2.C2" office:value-type="string">
            <text:p text:style-name="P8">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54149383946447" text:continue-numbering="true" text:style-name="L1">
              <text:list-header>
                <text:p text:style-name="P18">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P8">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54148607806149" text:continue-numbering="true" text:style-name="L1">
              <text:list-header>
                <text:p text:style-name="P18">Пробел между с. 7 и т. 7 заменяется на неразрывный</text:p>
              </text:list-header>
            </text:list>
          </table:table-cell>
          <table:table-cell table:style-name="Таблица2.C2" office:value-type="string">
            <text:p text:style-name="P8">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54148199721647" text:continue-numbering="true" text:style-name="L1">
              <text:list-header>
                <text:p text:style-name="P18">Пробел между том. 7 заменяется на неразрывный</text:p>
              </text:list-header>
            </text:list>
          </table:table-cell>
          <table:table-cell table:style-name="Таблица2.C2" office:value-type="string">
            <text:p text:style-name="P8">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54149293622129" text:continue-numbering="true" text:style-name="L1">
              <text:list-header>
                <text:p text:style-name="P18">Пробелы между с. 7 и серия 7 заменяются на неразрывные</text:p>
              </text:list-header>
            </text:list>
          </table:table-cell>
          <table:table-cell table:style-name="Таблица2.C2" office:value-type="string">
            <text:p text:style-name="P8">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54149918657401" text:continue-numbering="true" text:style-name="L1">
              <text:list-header>
                <text:p text:style-name="P18">Пробелы между ч. 7 и часть 7 заменяются на неразрывные</text:p>
              </text:list-header>
            </text:list>
          </table:table-cell>
          <table:table-cell table:style-name="Таблица2.C2" office:value-type="string">
            <text:p text:style-name="P8">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54149672803562" text:continue-numbering="true" text:style-name="L1">
              <text:list-header>
                <text:p text:style-name="P18">Пробел между 1917 г. Заменяется на неразрывный, а при отсутсвии вставляется</text:p>
              </text:list-header>
            </text:list>
          </table:table-cell>
          <table:table-cell table:style-name="Таблица2.C2" office:value-type="string">
            <text:p text:style-name="P8">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P8">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54149514847282" text:continue-list="list154149672803562" text:style-name="L1">
              <text:list-item text:start-value="1">
                <text:p text:style-name="P18">Множество последовательных пробелов заменяется на единственный</text:p>
              </text:list-item>
              <text:list-item>
                <text:p text:style-name="P18">Удаляются пробелы перед знаками пунктуации</text:p>
              </text:list-item>
              <text:list-item>
                <text:p text:style-name="P18"><text:soft-page-break/>Тире между цифрами заменяется на цифровое тире</text:p>
              </text:list-item>
              <text:list-item>
                <text:p text:style-name="P18">Тире между словами заменяется на среднее тире</text:p>
              </text:list-item>
              <text:list-item>
                <text:p text:style-name="P18">Пробелы после открывания скобок или кавычек удаляются</text:p>
              </text:list-item>
              <text:list-item>
                <text:p text:style-name="P18">Пробел между фамилией и последующими инициалами заменяется на неразрывный</text:p>
              </text:list-item>
              <text:list-item>
                <text:p text:style-name="P18">Пробел между инициалами и последующей фамилией заменяется на неразрывный</text:p>
              </text:list-item>
              <text:list-item>
                <text:p text:style-name="P18">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18">Пробел между с. 7 и т. 7 заменяется на неразрывный</text:p>
              </text:list-item>
              <text:list-item>
                <text:p text:style-name="P18">Пробел между серия 7, часть 7, том 7 заменяется на неразрывный</text:p>
              </text:list-item>
              <text:list-item>
                <text:p text:style-name="P18">Пробел между 1917 г. Заменяется на неразрывный, а при отсутсвии вставляется</text:p>
              </text:list-item>
            </text:list>
          </table:table-cell>
          <table:table-cell table:style-name="Таблица2.C2" office:value-type="string">
            <text:p text:style-name="P8">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P8">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P8">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P8">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P8">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8">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P8">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4H18M5S</meta:editing-duration>
    <meta:editing-cycles>608</meta:editing-cycles>
    <meta:generator>LibreOffice/6.1.4.2$Linux_X86_64 LibreOffice_project/9d0f32d1f0b509096fd65e0d4bec26ddd1938fd3</meta:generator>
    <dc:date>2019-02-11T15:41:47.662684710</dc:date>
    <meta:document-statistic meta:table-count="4" meta:image-count="0" meta:object-count="0" meta:page-count="6" meta:paragraph-count="164" meta:word-count="1048" meta:character-count="8566" meta:non-whitespace-character-count="7703"/>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C = thisComponent.getCurrentController.getViewCursor
oVC.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pageBreaks.shrinkPageContent?language=Basic&amp;location=application"
  sCmdLable = "Разрыв со сжатием"
  nCount = 1
  oToolbarItem = CreateSimpleToolbarItem( sCmdID, sCmdLable )
  oTBSettings.insertByIndex( nCount, oToolbarItem )
  
    sCmdID   = "vnd.sun.star.script:Publishing.pageBreaks.splitPages?language=Basic&amp;location=application"
  sCmdLable = "Разрыв"
  nCount = 2
  oToolbarItem = CreateSimpleToolbarItem( sCmdID, sCmdLable )
  oTBSettings.insertByIndex( nCount, oToolbarItem )

  sCmdID   = "vnd.sun.star.script:Publishing.CleanManualFormat.executeReplaceFonts?language=Basic&amp;location=application"
  sCmdLable = "ШрифтыВстили"
  nCount = 3
  oToolbarItem = CreateSimpleToolbarItem( sCmdID, sCmdLable )
  oTBSettings.insertByIndex( nCount, oToolbarItem )
  
  sCmdID   = "vnd.sun.star.script:Publishing.CleanManualFormat.NotesCleanStyle?language=Basic&amp;location=application"
  sCmdLable = "СтилиСносок"
  nCount = 4
  oToolbarItem = CreateSimpleToolbarItem( sCmdID, sCmdLable )
  oTBSettings.insertByIndex( nCount, oToolbarItem )
  
  sCmdID   = "vnd.sun.star.script:Publishing.Indd.executeInsertINDDPageBreaks?language=Basic&amp;location=application"
  sCmdLable = "Indd"
  nCount = 5
  oToolbarItem = CreateSimpleToolbarItem( sCmdID, sCmdLable )
  oTBSettings.insertByIndex( nCount, oToolbarItem )
  
  sCmdID   = "vnd.sun.star.script:Publishing.Indd.CreateBidirectionalLink?language=Basic&amp;location=application"
  sCmdLable = "CreateBidirectionalLink"
  nCount = 6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oViewCursor As Object
Dim oTextCursor As Object
Dim articleEndPosition As Object
Dim oText As Object
oText = ThisComponent.Text
oViewCursor = ThisComponent.CurrentController.getViewCursor()
Dim 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oViewCursor.jumpToPage(page)
	oTextCursor = oText.createTextCursorByRange(oViewCursor)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oTextCursor = oText.createTextCursorByRange(oViewCursor)
		o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	sectionName = getSectionX(sectionName)
'	modifyVar("leftHeader" + i , sectionName )
Next i
'Globalscope.BasicLibraries.LoadLibrary( "MRILib" )
' Mri oViewCursor
'Задать нумерацию сносок на каждую главу
ThisComponent.FootnoteSettings.FootnoteCounting=1
End Sub

Sub setAtricleVars(i)
	modifyVar("article" + i + "LastPage", CStr(getLastPage()) )
	'modifyVar("article" + i + "UDK", getUDK())
	modifyVar("author" + i + "Copyright", getCopyright() )
	'modifyVar("leftHeader" + i , getSection() )
	'modifyVar("rightHeader" + i , getTitleHeader() )
End Sub

Function getLastPage()
	getLastPage = ThisComponent.CurrentController.PageCount - 4
End Function

Function getUDK()
	Dim oViewCursor As Object
	Dim oSavePosition As Object
	Dim oText As Object
	Dim title As String
	oText = ThisComponent.Text
	oViewCursor = ThisComponent.CurrentController.getViewCursor()
	oSavePosition = oText.createTextCursorByRange(oViewCursor)	
	
	getFirstTextInStyle("Заголовок 2")
	title = oViewCursor.getString()
	oViewCursor.goToRange(oSavePosition, false)
	getUDK = Left(title,11)
End Function

Function getCopyright()
	Dim oViewCursor As Object
	Dim oSavePosition As Object
	Dim oText As Object
	Dim authors As String
	oText = ThisComponent.Text
	oViewCursor = ThisComponent.CurrentController.getViewCursor()
	oSavePosition = o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curSection)
	Dim oViewCursor As Object
	Dim oSavePosition As Object
	Dim oText As Object
	Dim section As String
	Dim startPage As String
	Dim endPage As String
	oText = ThisComponent.Text
	oViewCursor = ThisComponent.CurrentController.getViewCursor()
	startPage = oViewcursor.getPage()
	oSavePosition = oText.createTextCursorByRange(oViewCursor)	
	getFirstTextInStyle("Заголовок 1")
	section = oViewCursor.getString()
	endPage = oViewCursor.getPage()
	If CInt(startPage) &lt;= CInt(endPage) Then
		getSectionX =  Left(authors,1 )+  LCase(Right(section,Len(section)-1))
		Exit Function
	End If
	getSectionX = curSection
	oViewCursor.goToRange(oSavePosition, false)
End Function

Function getTitleHeader()
	Dim oViewCursor As Object
	Dim oSavePosition As Object
	Dim oText As Object
	Dim title As String
	oText = ThisComponent.Text
	oViewCursor = ThisComponent.CurrentController.getViewCursor()
	oSavePosition = o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oText = ThisComponent.Text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Text.insertControlCharacter(oViewCursor.End,com.sun.star.text.ControlCharacter.PARAGRAPH_BREAK,False)
	oTextCursor = o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Text.insertControlCharacter(oViewCursor.End,com.sun.star.text.ControlCharacter.PARAGRAPH_BREAK,False)
	oTextCursor = o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Text = ThisComponent.Text
	oViewCursor = ThisComponent.CurrentController.getViewCursor()
	oSavePosition = o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Text As Object
	Dim oHeaderTable As Object
	Dim headerCell As Object
	Dim leftHeaderCell As Object
	Dim curStyleName As String
	oText = ThisComponent.Text
	oViewCursor = ThisComponent.CurrentController.getViewCursor()
	oSavePosition = o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ThisComponent.Text.createTextCursorByRange(oViewCursor)
	'If It is a start of paragraph then there is no line to take in
	If oTextCursor.isStartOfParagraph() Then
		'Nothing to Do
		Exit Sub
	End If
	oViewCursor.goToEndOfLine(false)
	oTextCursor = ThisComponent.Text.createTextCursorByRange(oViewCursor)
	'If it is a last line of paragraph
		If oTextCursor.isEndOfParagraph() Then
			shrinkPageContent()
			Exit Sub
		End If
	oViewCursor.goToEndOfLine(false)
	oTextCursor = ThisComponent.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ThisComponent.Text.createTextCursorByRange(oViewCursor)
	If oTextCursor.isStartOfParagraph() Then
		getNextPageStyleName = oViewCursor.PageStyleName
		Exit Function
	EndIf
	ThisComponent.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